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343" officeooo:paragraph-rsid="001c3343"/>
    </style:style>
    <style:style style:name="P2" style:family="paragraph" style:parent-style-name="Standard">
      <style:text-properties officeooo:rsid="001e3cb7" officeooo:paragraph-rsid="001e3cb7"/>
    </style:style>
    <style:style style:name="P3" style:family="paragraph" style:parent-style-name="Standard">
      <style:text-properties officeooo:rsid="001e8cdc" officeooo:paragraph-rsid="001e8cdc"/>
    </style:style>
    <style:style style:name="P4" style:family="paragraph" style:parent-style-name="Standard">
      <style:text-properties officeooo:rsid="0021c4d8" officeooo:paragraph-rsid="0021c4d8"/>
    </style:style>
    <style:style style:name="P5" style:family="paragraph" style:parent-style-name="Standard">
      <style:text-properties officeooo:rsid="002205ad" officeooo:paragraph-rsid="002205ad"/>
    </style:style>
    <style:style style:name="P6" style:family="paragraph" style:parent-style-name="Standard">
      <style:text-properties officeooo:rsid="0022675b" officeooo:paragraph-rsid="0022675b"/>
    </style:style>
    <style:style style:name="T1" style:family="text">
      <style:text-properties officeooo:rsid="001c88aa"/>
    </style:style>
    <style:style style:name="T2" style:family="text">
      <style:text-properties officeooo:rsid="001cf45b"/>
    </style:style>
    <style:style style:name="T3" style:family="text">
      <style:text-properties officeooo:rsid="001fdb1d"/>
    </style:style>
    <style:style style:name="T4" style:family="text">
      <style:text-properties officeooo:rsid="002205ad"/>
    </style:style>
    <style:style style:name="T5" style:family="text">
      <style:text-properties officeooo:rsid="002267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 Copperfield” is a novel by Charles Dickens, published in 1850. It tells the story of David, an orphan who faces many challenges and hardships throughout his life. The novel is <text:span text:style-name="T1">largely autobiographical, using Dickens’ own experiences as a child laborer </text:span><text:span text:style-name="T2">and self-made man.</text:span></text:p>
      <text:p text:style-name="P2">The story of David Copperfield follows the titular character from birth and early childhood to adulthood and successful career as a writer. Throughout the novel, David must overcome a variety of obstacles, including abusive stepfathers, financial struggles, and the challenges of love and relationships.</text:p>
      <text:p text:style-name="P2">One of the central themes of the book is the idea of personal growth and development. Over the course of the novel, David learns important life lessons and develops into a mature, responsible adult. He also gains a deeper understanding of the world around him and the people in it.</text:p>
      <text:p text:style-name="P3">Another important theme of the novel is the importance of education. David’s own <text:span text:style-name="T3">education is a key part of the story, and he encounters many characters who emboy the virtues and vices of different teaching approaches. Through these characters, Dickens explores the importance of learning, not just in terms of academic knowledge, but also in terms of emotional intelligence and personal growth.</text:span></text:p>
      <text:p text:style-name="P4">The last major themes of David Copperfield are family and relationships. Throughout the book, David struggles to find love and acceptance from those around him, including his own family. He also grapples with the complexities of romantic relationships, including the pain of <text:span text:style-name="T4">unrequited love and the challenges of building a lasting partnership.</text:span></text:p>
      <text:p text:style-name="P5">In conclusion, David Copperfield is a novel about the struggles and triumphs of the human experience. In David’s story, Dickens explores subjects that remain relevant today, like the importance of personal growth and development, the power of education, and the complexities of family and relationships. <text:span text:style-name="T5">It shows the enduring power of Dickens’ writing that this novel, first published over 170 years ago, still resonates with readers today.</text:span></text:p>
      <text:p text:style-name="P6">(319 word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3T21:30:48.077618019</meta:creation-date>
    <dc:date>2023-05-23T23:35:48.673585770</dc:date>
    <meta:editing-duration>PT2M9S</meta:editing-duration>
    <meta:editing-cycles>1</meta:editing-cycles>
    <meta:document-statistic meta:table-count="0" meta:image-count="0" meta:object-count="0" meta:page-count="1" meta:paragraph-count="7" meta:word-count="321" meta:character-count="2051" meta:non-whitespace-character-count="1737"/>
    <meta:generator>LibreOffice/6.4.7.2$Linux_X86_64 LibreOffice_project/40$Build-2</meta:generator>
  </office:meta>
</office:document-meta>
</file>